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Times" svg:font-family="Times" style:font-family-generic="roman"/>
    <style:font-face style:name="Arial1" svg:font-family="Arial"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heSansMonoCondensed-SemiLightI" svg:font-family="TheSansMonoCondensed-SemiLightI, 'ＭＳ 明朝'" style:font-pitch="variable"/>
    <style:font-face style:name="Times1"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Arial4" svg:font-family="Arial"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ambri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ambria" style:font-family-generic="swiss" style:font-pitch="variable"/>
    <style:font-face style:name="HelveticaNeue MediumExt" svg:font-family="'HelveticaNeue MediumExt'"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5.5139in" fo:margin-left="0.4931in" table:align="left" style:writing-mode="lr-tb"/>
    </style:style>
    <style:style style:name="Table1.A" style:family="table-column">
      <style:table-column-properties style:column-width="2.75in"/>
    </style:style>
    <style:style style:name="Table1.B" style:family="table-column">
      <style:table-column-properties style:column-width="2.7639in"/>
    </style:style>
    <style:style style:name="Table1.1" style:family="table-row">
      <style:table-row-properties fo:keep-together="auto"/>
    </style:style>
    <style:style style:name="Table1.A1" style:family="table-cell">
      <style:table-cell-properties style:vertical-align="top" fo:padding="0in" fo:border-left="0.5pt solid #000000" fo:border-right="none" fo:border-top="0.5pt solid #000000" fo:border-bottom="none" style:writing-mode="lr-tb"/>
    </style:style>
    <style:style style:name="Table1.B1" style:family="table-cell">
      <style:table-cell-properties style:vertical-align="top" fo:padding="0in" fo:border-left="none" fo:border-right="0.5pt solid #000000" fo:border-top="0.5pt solid #000000" fo:border-bottom="none" style:writing-mode="lr-tb"/>
    </style:style>
    <style:style style:name="Table1.A2" style:family="table-cell">
      <style:table-cell-properties style:vertical-align="top" fo:padding="0in" fo:border-left="0.5pt solid #000000" fo:border-right="none" fo:border-top="none" fo:border-bottom="none" style:writing-mode="lr-tb"/>
    </style:style>
    <style:style style:name="Table1.B2" style:family="table-cell">
      <style:table-cell-properties style:vertical-align="top" fo:padding="0in" fo:border-left="none" fo:border-right="0.5pt solid #000000" fo:border-top="none" fo:border-bottom="none" style:writing-mode="lr-tb"/>
    </style:style>
    <style:style style:name="Table1.A5" style:family="table-cell">
      <style:table-cell-properties style:vertical-align="top" fo:padding="0in" fo:border-left="0.5pt solid #000000" fo:border-right="none" fo:border-top="none" fo:border-bottom="0.5pt solid #000000" style:writing-mode="lr-tb"/>
    </style:style>
    <style:style style:name="Table1.B5" style:family="table-cell">
      <style:table-cell-properties style:vertical-align="top" fo:padding="0in" fo:border-left="none" fo:border-right="0.5pt solid #000000" fo:border-top="none" fo:border-bottom="0.5pt solid #000000" style:writing-mode="lr-tb"/>
    </style:style>
    <style:style style:name="Table2" style:family="table">
      <style:table-properties style:width="5.5139in" fo:margin-left="0.4931in" table:align="left" style:writing-mode="lr-tb"/>
    </style:style>
    <style:style style:name="Table2.A" style:family="table-column">
      <style:table-column-properties style:column-width="0.7285in"/>
    </style:style>
    <style:style style:name="Table2.B" style:family="table-column">
      <style:table-column-properties style:column-width="4.7854in"/>
    </style:style>
    <style:style style:name="Table2.1" style:family="table-row">
      <style:table-row-properties fo:keep-together="auto"/>
    </style:style>
    <style:style style:name="Table2.A1" style:family="table-cell">
      <style:table-cell-properties style:vertical-align="top" fo:padding="0in" fo:border-left="0.5pt solid #000000" fo:border-right="none" fo:border-top="0.5pt solid #000000" fo:border-bottom="none" style:writing-mode="lr-tb"/>
    </style:style>
    <style:style style:name="Table2.B1" style:family="table-cell">
      <style:table-cell-properties style:vertical-align="top" fo:padding="0in" fo:border-left="none" fo:border-right="0.5pt solid #000000" fo:border-top="0.5pt solid #000000" fo:border-bottom="none" style:writing-mode="lr-tb"/>
    </style:style>
    <style:style style:name="Table2.A2" style:family="table-cell">
      <style:table-cell-properties style:vertical-align="top" fo:padding="0in" fo:border-left="0.5pt solid #000000" fo:border-right="none" fo:border-top="none" fo:border-bottom="none" style:writing-mode="lr-tb"/>
    </style:style>
    <style:style style:name="Table2.B2" style:family="table-cell">
      <style:table-cell-properties style:vertical-align="top" fo:padding="0in" fo:border-left="none" fo:border-right="0.5pt solid #000000" fo:border-top="none" fo:border-bottom="none" style:writing-mode="lr-tb"/>
    </style:style>
    <style:style style:name="Table2.A4" style:family="table-cell">
      <style:table-cell-properties style:vertical-align="top" fo:padding="0in" fo:border-left="0.5pt solid #000000" fo:border-right="none" fo:border-top="none" fo:border-bottom="0.5pt solid #000000" style:writing-mode="lr-tb"/>
    </style:style>
    <style:style style:name="Table2.B4" style:family="table-cell">
      <style:table-cell-properties style:vertical-align="top" fo:padding="0in" fo:border-left="none" fo:border-right="0.5pt solid #000000" fo:border-top="none" fo:border-bottom="0.5pt solid #000000" style:writing-mode="lr-tb"/>
    </style:style>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Code">
      <style:text-properties style:font-name-asian="TheSansMonoConNormal"/>
    </style:style>
    <style:style style:name="P6" style:family="paragraph" style:parent-style-name="Table_20_Head">
      <style:paragraph-properties fo:margin-left="0in" fo:margin-right="0in" fo:text-indent="0in" style:auto-text-indent="false"/>
    </style:style>
    <style:style style:name="P7" style:family="paragraph" style:parent-style-name="Unnumbered_20_List">
      <style:paragraph-properties fo:margin-left="0in" fo:margin-right="0in" fo:text-indent="0in" style:auto-text-indent="false"/>
      <style:text-properties fo:font-weight="bold" style:font-weight-asian="bold"/>
    </style:style>
    <style:style style:name="P8" style:family="paragraph" style:parent-style-name="Table_20_Text_20_Last">
      <style:paragraph-properties fo:margin-left="0in" fo:margin-right="0.1in" fo:text-indent="0in" style:auto-text-indent="false" fo:padding-left="0in" fo:padding-right="0in" fo:padding-top="0in" fo:padding-bottom="0.0417in" fo:border="none"/>
    </style:style>
    <style:style style:name="P9" style:family="paragraph" style:parent-style-name="Text_20_body">
      <style:text-properties fo:font-weight="bold" style:font-weight-asian="bold"/>
    </style:style>
    <style:style style:name="P10" style:family="paragraph" style:parent-style-name="Header">
      <style:paragraph-properties fo:margin-left="-0.3126in" fo:margin-right="0in" fo:text-align="end" style:justify-single-word="false" fo:text-indent="0in" style:auto-text-indent="false"/>
    </style:style>
    <style:style style:name="P11" style:family="paragraph" style:parent-style-name="Chapter_20_Title" style:master-page-name="First_20_Page">
      <style:paragraph-properties style:page-number="auto"/>
    </style:style>
    <style:style style:name="P12" style:family="paragraph">
      <style:paragraph-properties fo:margin-top="0in" fo:margin-bottom="0.0835in" style:writing-mode="lr-tb"/>
    </style:style>
    <style:style style:name="P1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4" style:family="paragraph">
      <style:paragraph-properties fo:margin-top="0.25in" fo:margin-bottom="0.2362in" style:writing-mode="lr-tb"/>
    </style:style>
    <style:style style:name="P1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6" style:family="paragraph">
      <style:paragraph-properties style:writing-mode="lr-tb"/>
    </style:style>
    <style:style style:name="T1" style:family="text">
      <style:text-properties style:font-name="HelveticaNeue Condensed" fo:font-size="8pt" style:font-size-asian="8pt" style:font-name-complex="HelveticaNeue Condensed" style:font-size-complex="8pt"/>
    </style:style>
    <style:style style:name="T2" style:family="text">
      <style:text-properties style:font-name="HelveticaNeue Condensed" fo:font-size="8pt" officeooo:rsid="0012592b" style:font-size-asian="8pt" style:font-name-complex="HelveticaNeue Condensed" style:font-size-complex="8pt"/>
    </style:style>
    <style:style style:name="T3" style:family="text">
      <style:text-properties fo:color="#bfbfbf" style:font-name="ZapfDingbats" fo:font-size="8pt" style:font-size-asian="8pt" style:font-name-complex="ZapfDingbats" style:font-size-complex="8pt"/>
    </style:style>
    <style:style style:name="T4" style:family="text">
      <style:text-properties fo:color="#bfbfbf" style:font-name="HelveticaNeue Condensed" fo:font-size="8pt" style:font-size-asian="8pt" style:font-name-complex="HelveticaNeue Condensed" style:font-size-complex="8pt"/>
    </style:style>
    <style:style style:name="T5" style:family="text">
      <style:text-properties fo:color="#bfbfbf" style:font-name="HelveticaNeue Condensed" fo:font-size="8pt" officeooo:rsid="0012592b" style:font-size-asian="8pt" style:font-name-complex="HelveticaNeue Condensed" style:font-size-complex="8pt"/>
    </style:style>
    <style:style style:name="T6" style:family="text">
      <style:text-properties officeooo:rsid="0012592b"/>
    </style:style>
    <style:style style:name="T7" style:family="text">
      <style:text-properties style:font-name="Times1" style:font-name-complex="Times1" text:display="true"/>
    </style:style>
    <style:style style:name="T8" style:family="text">
      <style:text-properties style:font-name="Times1" fo:language="none" fo:country="none" style:font-name-complex="Times1" text:display="true"/>
    </style:style>
    <style:style style:name="T9" style:family="text">
      <style:text-properties style:font-name="Times1" style:language-asian="en" style:country-asian="US" style:font-name-complex="Times1" text:display="true"/>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style:font-name-asian="Utopia"/>
    </style:style>
    <style:style style:name="T13" style:family="text">
      <style:text-properties style:font-name-asian="TheSansMonoConNormal"/>
    </style:style>
    <style:style style:name="T14" style:family="text">
      <style:text-properties style:font-name="TheSansMonoCondensed-SemiLightI" style:font-name-complex="TheSansMonoCondensed-SemiLightI"/>
    </style:style>
    <style:style style:name="T15" style:family="text">
      <style:text-properties style:font-name="Utopia" style:font-name-complex="Utopia"/>
    </style:style>
    <style:style style:name="T16" style:family="text">
      <style:text-properties style:font-name="Utopia-Bold" fo:font-weight="bold" style:font-weight-asian="bold" style:font-name-complex="Utopia-Bold" style:font-weight-complex="bold"/>
    </style:style>
    <style:style style:name="T17" style:family="text">
      <style:text-properties style:font-name="Utopia-Bold" style:font-name-complex="Utopia-Bold" style:font-weight-complex="bold"/>
    </style:style>
    <style:style style:name="T18" style:family="text">
      <style:text-properties style:font-name="TheSansMonoCondensed-Bold" fo:font-weight="bold" style:font-weight-asian="bold" style:font-name-complex="TheSansMonoCondensed-Bold" style:font-weight-complex="bold"/>
    </style:style>
    <style:style style:name="T19" style:family="text">
      <style:text-properties officeooo:rsid="00105b37"/>
    </style:style>
    <style:style style:name="T20" style:family="text">
      <style:text-properties style:use-window-font-color="true" style:font-name="Times1" fo:font-size="10pt" fo:language="none" fo:country="none" style:font-name-asian="Times New Roman" style:font-size-asian="10pt" style:font-name-complex="Times1" style:font-size-complex="10pt" style:language-complex="ar" style:country-complex="SA"/>
    </style:style>
    <style:style style:name="T21" style:family="text">
      <style:text-properties style:use-window-font-color="true" style:text-outline="false" style:text-line-through-style="none" style:text-position="0% 100%" style:font-name="Arial1"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style:font-name="Arial1" fo:font-size="10pt" fo:language="en" fo:country="US" style:language-asian="zh" style:country-asian="CN" style:language-complex="hi" style:country-complex="IN"/>
    </style:style>
    <style:style style:name="T23" style:family="text">
      <style:text-properties style:use-window-font-color="true" style:text-outline="false" style:text-line-through-style="none" style:text-position="0% 100%" style:font-name="Arial1"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style:use-window-font-color="true" style:font-name="Arial" fo:font-size="10pt" fo:language="none" fo:country="none" style:font-name-asian="Times New Roman" style:font-size-asian="10pt" style:font-name-complex="Arial" style:font-size-complex="10pt" style:language-complex="ar" style:country-complex="SA"/>
    </style:style>
    <style:style style:name="T25" style:family="text">
      <style:text-properties style:use-window-font-color="true" style:font-name="Utopia" fo:font-size="14pt" fo:language="none" fo:country="none" style:font-name-asian="Times New Roman" style:font-size-asian="14pt" style:font-name-complex="Utopia" style:font-size-complex="14pt" style:language-complex="ar" style:country-complex="SA"/>
    </style:style>
    <style:style style:name="T26" style:family="text">
      <style:text-properties style:use-window-font-color="true" style:text-outline="false" style:text-line-through-style="none" style:text-position="0% 100%" style:font-name="Arial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43777712" text:id="ct243777712">
          <text:insertion>
            <office:change-info>
              <dc:creator>Ray Lischner</dc:creator>
              <dc:date>2013-08-16T23:10:00</dc:date>
            </office:change-info>
          </text:insertion>
        </text:changed-region>
        <text:changed-region xml:id="ct246282016" text:id="ct246282016">
          <text:deletion>
            <office:change-info>
              <dc:creator>Ray Lischner</dc:creator>
              <dc:date>2013-08-16T23:10:00</dc:date>
            </office:change-info>
            <text:p text:style-name="Body_20_Text_20_First">C++</text:p>
          </text:deletion>
        </text:changed-region>
        <text:changed-region xml:id="ct246282272" text:id="ct246282272">
          <text:insertion>
            <office:change-info>
              <dc:creator>Ray Lischner</dc:creator>
              <dc:date>2013-08-16T23:10:00</dc:date>
            </office:change-info>
          </text:insertion>
        </text:changed-region>
        <text:changed-region xml:id="ct241151808" text:id="ct241151808">
          <text:insertion>
            <office:change-info>
              <dc:creator>Ray Lischner</dc:creator>
              <dc:date>2013-08-16T23:11:00</dc:date>
            </office:change-info>
          </text:insertion>
        </text:changed-region>
        <text:changed-region xml:id="ct241218880" text:id="ct241218880">
          <text:insertion>
            <office:change-info>
              <dc:creator>Ray Lischner</dc:creator>
              <dc:date>2013-08-16T23:11:00</dc:date>
            </office:change-info>
          </text:insertion>
        </text:changed-region>
        <text:changed-region xml:id="ct243208352" text:id="ct243208352">
          <text:insertion>
            <office:change-info>
              <dc:creator>Ray Lischner</dc:creator>
              <dc:date>2013-08-16T23:11:00</dc:date>
            </office:change-info>
          </text:insertion>
        </text:changed-region>
        <text:changed-region xml:id="ct241205680" text:id="ct241205680">
          <text:deletion>
            <office:change-info>
              <dc:creator>Ray Lischner</dc:creator>
              <dc:date>2013-08-16T23:12:00</dc:date>
            </office:change-info>
            <text:p text:style-name="Body_20_Text_20_First"><text:s/>of GC</text:p>
          </text:deletion>
        </text:changed-region>
        <text:changed-region xml:id="ct242521424" text:id="ct242521424">
          <text:deletion>
            <office:change-info>
              <dc:creator>Ray Lischner</dc:creator>
              <dc:date>2013-08-16T23:11:00</dc:date>
            </office:change-info>
            <text:p text:style-name="Body_20_Text_20_First">C</text:p>
          </text:deletion>
        </text:changed-region>
        <text:changed-region xml:id="ct247320528" text:id="ct247320528">
          <text:insertion>
            <office:change-info>
              <dc:creator>Ray Lischner</dc:creator>
              <dc:date>2013-08-18T21:39:00</dc:date>
            </office:change-info>
          </text:insertion>
        </text:changed-region>
        <text:changed-region xml:id="ct243093488" text:id="ct243093488">
          <text:insertion>
            <office:change-info>
              <dc:creator>Ray Lischner</dc:creator>
              <dc:date>2013-08-16T23:13:00</dc:date>
            </office:change-info>
          </text:insertion>
        </text:changed-region>
        <text:changed-region xml:id="ct243218272" text:id="ct243218272">
          <text:insertion>
            <office:change-info>
              <dc:creator>Ray Lischner</dc:creator>
              <dc:date>2013-08-16T23:1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Honing Your Tools</text:p>
      <text:p text:style-name="Body_20_Text_20_First">Before you begin your exploration of the C++ landscape, you need to gather some basic supplies: a text editor, a C++ compiler, a linker, and a debugger. You can acquire these tools separately or bundled, possibly as a package deal with an integrated development environment (IDE). Options abound regardless of your platform, operating system, and budget.</text:p>
      <text:p text:style-name="Text_20_body">If you are taking a class, the teacher will provide the tools or dictate which tools to use. If you are working at an organization that already uses C++, you probably want to use its tools, so you can become familiar with them and their proper use. If you need to acquire your own tools, check out this book’s web site, <text:span text:style-name="Code_20_Inline">http://cpphelp.com/exploring/</text:span>. <text:span text:style-name="Comment_20_Reference"><text:span text:style-name="T8"><office:annotation><dc:creator>Stefan Turalski</dc:creator><dc:date>2013-07-29T22:06:00</dc:date><text:p text:style-name="P12"><text:span text:style-name="T20">As is the webpage doesn’t contain such infromations. </text:span></text:p><text:p text:style-name="P12"><text:span text:style-name="T20">I guess wikipedia generic matrix of IDEs should be fine here</text:span></text:p><text:p text:style-name="P12"><text:span text:style-name="T20"><text:a xlink:href="http://en.wikipedia.org/wiki/Comparison_of_integrated_development_environments#C.2FC.2B.2B" xlink:type="simple">http://en.wikipedia.org/wiki/Comparison_of_integrated_development_environments#C.2FC.2B.2B</text:a></text:span></text:p><text:p text:style-name="P12"><text:span text:style-name="T20">Maybe a list of compilers at C++ Foundation webpage (</text:span><text:span text:style-name="T20"><text:a xlink:href="http://isocpp.org/get-started" xlink:type="simple">http://isocpp.org/get-started</text:a></text:span><text:span text:style-name="T20">) will be fine as well. However, this one seems to be rather short.</text:span></text:p></office:annotation></text:span></text:span>Tool versions and quality change too rapidly to provide details in print form, so you can find up-to-<text:change-start text:change-id="ct243777712"/><office:annotation><dc:creator>Ray Lischner</dc:creator><dc:date>2013-08-16T23:10:22</dc:date><text:list text:style-name=""><text:list-item><text:p text:style-name="P15"><text:span text:style-name="T26">Yeah, I need to clean up the web site.</text:span></text:p></text:list-item></text:list></office:annotation><text:change-end text:change-id="ct243777712"/>date suggestions on the web site. The following section gives some general advice.</text:p>
      <text:h text:style-name="Heading_20_1" text:outline-level="1">Ray’s Recommendations</text:h>
      <text:p text:style-name="Body_20_Text_20_First">C++ is one of the most widely used programming languages in the world: it is second only to C (depending on how you measure “widely used”). Therefore, C++ tools abound for many hardware and software environments and at a wide variety of price points.</text:p>
      <text:p text:style-name="Text_20_body">You can choose command-line tools, which are especially popular in UNIX and UNIX-like environments, or you can opt for an IDE, which bundles all the tools into a single graphical user interface (GUI). Choose whichever style you find most comfortable. Your programs won’t care what tools you use to edit, compile, and link them.</text:p>
      <text:h text:style-name="Heading_20_2" text:outline-level="2">Microsoft Windows</text:h>
      <text:p text:style-name="Body_20_Text_20_First">If you are working with Microsoft Windows, I recommend Microsoft’s Visual Studio (be sure that you have a current release). As I write this, the current release is Visual Studio 2012. If you want a no-cost option, download Visual <text:change text:change-id="ct246282016"/><text:change-start text:change-id="ct246282272"/><text:span text:style-name="T19">Stud</text:span><text:change-end text:change-id="ct246282272"/><text:change-start text:change-id="ct241151808"/><text:span text:style-name="T19">io</text:span><text:change-end text:change-id="ct241151808"/> Express <text:span text:style-name="Comment_20_Reference"><text:span text:style-name="T7"><office:annotation><dc:creator>Stefan Turalski</dc:creator><dc:date>2013-07-29T22:13:00</dc:date><text:p text:style-name="P14"><text:span text:style-name="T25">Sadly Microsoft has a tendency to change names of the Express line of products. The current one that I’d recommend is called “Visual Studio Express 2012 for Windows Desktop”. I guess in text it would be best to refer to: <text:s/>“a Microsoft’s Express, a free and cut-down version of Visual Studion offering among others support for C++.”</text:span></text:p></office:annotation></text:span></text:span>from Microsoft’s web site (find a current link at <text:span text:style-name="Code_20_Inline">http://cpphelp.com</text:span><text:span text:style-name="Comment_20_Reference"><text:span text:style-name="T7"><office:annotation><dc:creator>Stefan Turalski</dc:creator><dc:date>2013-07-29T22:09:00</dc:date><text:p text:style-name="P12"><text:span text:style-name="T20">Placeholder to revisting later as currently the link isn’t there</text:span></text:p></office:annotation></text:span></text:span>), or for an open source solution, download MinGW, which is a port of the popular GNU compiler to Windows.</text:p>
      <text:p text:style-name="Text_20_body">Note that C++/CLI <text:span text:style-name="Comment_20_Reference"><text:span text:style-name="T8"><office:annotation><dc:creator>Stefan Turalski</dc:creator><dc:date>2013-07-29T22:22:00</dc:date><text:p text:style-name="P12"><text:span text:style-name="T20">I guess for the 2014 reader might be also confused by the C++/CX (the WinRT’s set of component extension). I guess it’s worht one liner, even if WinRT is a flop and only 0.01% developers know what’s that.</text:span></text:p><text:p text:style-name="P12"><text:span text:style-name="T20">Note to self: check if VS2013 still supports C++/CLI</text:span></text:p></office:annotation></text:span></text:span>is not the same as C++. It is a language that Microsoft invented to help integrate C++ into the .NET environment. That’s why they chose a name that incorporates C++, just as the name C++ <text:soft-page-break/>derives from the name C. Just as C++ is a distinct language from C, so is C++/CLI a distinct language from C++. This book covers standard C++ and nothing else. If you decide to use Visual Studio, take care that you work with C++, not C++/CLI or Managed C++ (the predecessor to C++/CLI).</text:p>
      <text:p text:style-name="Text_20_body">Visual Studio includes a number of doodads, froufrous, and whatnots that are unimportant for your core task of learning C++. Perhaps you will need to use ATL, MFC, or .NET for your job, but for now, you can ignore all that. All you need is the C++ compiler and standard library.</text:p>
      <text:p text:style-name="Text_20_body">If you prefer a free (as in speech) solution, the GNU compiler collection is available on Windows. Choose the Cygwin distribution, which includes a nearly complete UNIX-like environment, or MinGW, which is much smaller and might be easier to manage. In both cases, you get a good C++ compiler and library. This book’s web site has links with helpful hints on installing and using these tools.<text:span text:style-name="Comment_20_Reference"><text:span text:style-name="T8"><office:annotation><dc:creator>Stefan Turalski</dc:creator><dc:date>2013-07-29T22:23:00</dc:date><text:p text:style-name="P12"><text:span text:style-name="T20">Note to self – check closer to release date</text:span></text:p></office:annotation></text:span></text:span></text:p>
      <text:h text:style-name="Heading_20_2" text:outline-level="2">Macintosh OS X</text:h>
      <text:p text:style-name="Body_20_Text_20_First">Apple provides a no-cost IDE, call Xcode (see the link at <text:span text:style-name="Code_20_Inline">http://cphelp.com</text:span>), which includes the clang C++ compiler from the LLVM Compiler Infrastructure project. This is an excellent C++ compiler, and Apple bundles an excellent C++ standard library with it.</text:p>
      <text:h text:style-name="Heading_20_2" text:outline-level="2">Everyone Else</text:h>
      <text:p text:style-name="Body_20_Text_20_First">I recommend the GNU compiler collection (GCC). The C++ compiler is called g++. <text:span text:style-name="Comment_20_Reference"><text:span text:style-name="T7"><office:annotation><dc:creator>Stefan Turalski</dc:creator><dc:date>2013-07-29T22:28:00</dc:date><text:p text:style-name="P12"><text:span text:style-name="T20">It might be worth to just add one liner here, saying that GCC in a frontend to many compilers, and whilst given C++ code will call g++ (the compiler itself). As-is, it might not too obvious to a newbie.</text:span></text:p></office:annotation></text:span></text:span>Linux and BSD distributions typically come with <text:change-start text:change-id="ct241218880"/><text:span text:style-name="T19">the entire </text:span><text:change-end text:change-id="ct241218880"/>GCC<text:change-start text:change-id="ct243208352"/> <text:span text:style-name="T19">suite, including g++</text:span><text:change-end text:change-id="ct243208352"/>, but you might need to install the necessary developer packages. Be sure you have a recent release<text:change text:change-id="ct241205680"/><text:change text:change-id="ct242521424"/>.</text:p>
      <text:p text:style-name="Text_20_body">Some hardware vendors (Oracle, HP, etc.) offer a commercial compiler specifically for their hardware. This compiler might offer better optimization than GCC, but might not conform to the C++ standard as well as GCC. At least while you work through the exercises in this book, I recommend GCC. If you already have the vendor’s compiler installed and you don’t want to bother installing yet another compiler, go ahead and use the vendor’s compiler. However, if it ever trips over an example in this book, be prepared to install GCC.</text:p>
      <text:p text:style-name="Text_20_body">If you are using an Intel hardware platform, Intel’s compiler is excellent and available at no cost for noncommercial use. Visit the book’s web site for a current link.</text:p>
      <text:p text:style-name="Text_20_body">If you want to use an IDE, choose from Eclipse, NetBeans, KDevelop, Anjuta, and others (go to <text:span text:style-name="Code_20_Inline">http://cpphelp.com</text:span> for an up-to-date list).</text:p>
      <text:h text:style-name="Heading_20_1" text:outline-level="1">Read the Documentation</text:h>
      <text:p text:style-name="Body_20_Text_20_First">Now that you have your tools, take some time to read the product documentation—especially the Getting Started section. Really, I mean it. Look for tutorials and other quick introductions that will help you get up to speed with your tools. If you are using an IDE, you especially need to know how to create simple command-line projects.</text:p>
      <text:p text:style-name="Text_20_body"><text:soft-page-break/>IDEs typically require you to create a project, workspace, or some other envelop, or wrapper, before you can actually write a C++ program. You need to know how to do this, and I can’t help you because every IDE is different. If you have a choice of project templates, choose “console,” “command-line,” “terminal,” “C++ Tool,” or some project with a similar name.</text:p>
      <text:p text:style-name="P9">How long did it take you to read the documentation for your compiler and other tools? ________________</text:p>
      <text:p text:style-name="P9">Was that too much time, too little time, or just right? ________________</text:p>
      <text:p text:style-name="Text_20_body">The C++ language is subject to an international standard. Every compiler (more or less) adheres to that standard, but also throws in some nonstandard extras. These extras can be useful—even necessary—for certain projects, but for this book, you need to make sure you use only standard C++. Most compilers can turn off their extensions. Even if you didn’t read the documentation before, do so now to find out which options you need to enable to compile standard C++ and only standard C++.</text:p>
      <text:p text:style-name="P9">Write down the options, for future reference.</text:p>
      <text:p text:style-name="P7"><text:span text:style-name="T12"><text:s text:c="9"/></text:span>_____________________________________________________________</text:p>
      <text:p text:style-name="P7"><text:span text:style-name="T12"><text:s text:c="9"/></text:span>_____________________________________________________________</text:p>
      <text:p text:style-name="P7"><text:span text:style-name="T12"><text:s text:c="9"/></text:span>_____________________________________________________________</text:p>
      <text:p text:style-name="Text_20_body">You may have missed some of the options; they can be obscure. To help you, Table 1-1 lists the command-line compiler options you need for Microsoft Visual C++, g++, and clang. This book’s web site has suggestions for some other popular compilers. If you are using an IDE, look through the project options or properties to find the equivalents.</text:p>
      <text:p text:style-name="Table_20_Caption"><text:span text:style-name="T10">Table 1-1.</text:span> Compiler Options for Standard C++</text:p>
      <table:table table:name="Table1" table:style-name="Table1">
        <table:table-column table:style-name="Table1.A"/>
        <table:table-column table:style-name="Table1.B"/>
        <table:table-row table:style-name="Table1.1">
          <table:table-cell table:style-name="Table1.A1" office:value-type="string">
            <text:p text:style-name="P6">Compiler</text:p>
          </table:table-cell>
          <table:table-cell table:style-name="Table1.B1" office:value-type="string">
            <text:p text:style-name="P6">Options</text:p>
          </table:table-cell>
        </table:table-row>
        <table:table-row table:style-name="Table1.1">
          <table:table-cell table:style-name="Table1.A2" office:value-type="string">
            <text:p text:style-name="Table_20_Text">Visual C++ command line</text:p>
          </table:table-cell>
          <table:table-cell table:style-name="Table1.B2" office:value-type="string">
            <text:p text:style-name="Table_20_Text"><text:span text:style-name="T12"><text:s/></text:span><text:span text:style-name="Code_20_Inline">/EHsc /Za</text:span></text:p>
          </table:table-cell>
        </table:table-row>
        <table:table-row table:style-name="Table1.1">
          <table:table-cell table:style-name="Table1.A2" office:value-type="string">
            <text:p text:style-name="Table_20_Text">Visual C++ IDE</text:p>
          </table:table-cell>
          <table:table-cell table:style-name="Table1.B2" office:value-type="string">
            <text:p text:style-name="Table_20_Text"><text:span text:style-name="T12"><text:s/></text:span>Enable C++ exceptions, disable language extensions</text:p>
          </table:table-cell>
        </table:table-row>
        <table:table-row table:style-name="Table1.1">
          <table:table-cell table:style-name="Table1.A2" office:value-type="string">
            <text:p text:style-name="Table_20_Text">g++</text:p>
          </table:table-cell>
          <table:table-cell table:style-name="Table1.B2" office:value-type="string">
            <text:p text:style-name="Table_20_Text"><text:span text:style-name="Code_20_Inline">-pedantic -std=c++11</text:span></text:p>
          </table:table-cell>
        </table:table-row>
        <table:table-row table:style-name="Table1.1">
          <table:table-cell table:style-name="Table1.A5" office:value-type="string">
            <text:p text:style-name="P8">clang/llvm</text:p>
          </table:table-cell>
          <table:table-cell table:style-name="Table1.B5" office:value-type="string">
            <text:p text:style-name="P8"><text:span text:style-name="Code_20_Inline">-pedantic -std=c++11</text:span></text:p>
          </table:table-cell>
        </table:table-row>
      </table:table>
      <text:h text:style-name="Heading_20_1" text:outline-level="1">Your First Program</text:h>
      <text:p text:style-name="Body_20_Text_20_First">Now that you have your tools, it’s time to start. Fire up your favorite text editor or your C++ IDE and start your first project or create a new file. Name this file <text:span text:style-name="Code_20_Inline">list0101.cpp</text:span>, which is short for Listing 1-1. Several <text:soft-page-break/>different file name extensions are popular for C++ programs. I like to use <text:span text:style-name="Code_20_Inline">.cpp</text:span>, where the “p” means “plus.” Other common extensions are <text:span text:style-name="Code_20_Inline">.cxx</text:span> and <text:span text:style-name="Code_20_Inline">.cc</text:span>. Some compilers recognize <text:span text:style-name="Code_20_Inline">.C</text:span> (uppercase C) as a C++ file extension, but I don’t recommend using it because it is too easy to confuse with <text:span text:style-name="Code_20_Inline">.c</text:span> (lowercase c), the default extension for C programs. Many desktop environments do not distinguish between uppercase and lowercase file names, further compounding the problem. Pick your favorite and stick with it. Type in the text contained within Listing 1-1. (With one exception, you can download all the code listings from this book’s web site. Listing 1-1 is that exception. I want you to get used to typing C++ code in your text editor.)</text:p>
      <text:p text:style-name="Code_20_Caption"><text:span text:style-name="T10">Listing 1-1.</text:span> Your First C++ Program</text:p>
      <text:p text:style-name="Code">/// Sort the standard input alphabetically.</text:p>
      <text:p text:style-name="Code">/// Read lines of text, sort them, and print the results to the standard output.</text:p>
      <text:p text:style-name="Code">/// If the command line names a file, read from that file. Otherwise, read from</text:p>
      <text:p text:style-name="Code">/// the standard input. The entire input is stored in memory, so don’t try</text:p>
      <text:p text:style-name="Code">/// this with input files that exceed available RAM.</text:p>
      <text:p text:style-name="Code"/>
      <text:p text:style-name="Code">#include &lt;algorithm&gt;</text:p>
      <text:p text:style-name="Code">#include &lt;fstream&gt;</text:p>
      <text:p text:style-name="Code">#include &lt;iostream&gt;</text:p>
      <text:p text:style-name="Code">#include &lt;iterator&gt;</text:p>
      <text:p text:style-name="Code">#include &lt;string&gt;</text:p>
      <text:p text:style-name="Code">#include &lt;vector&gt;</text:p>
      <text:p text:style-name="Code"/>
      <text:p text:style-name="Code">void read(std::istream&amp; in, std::vector&lt;std::string&gt;&amp; text)</text:p>
      <text:p text:style-name="Code">{</text:p>
      <text:p text:style-name="Code"><text:span text:style-name="T13"><text:s text:c="3"/></text:span>std::string line;</text:p>
      <text:p text:style-name="Code"><text:span text:style-name="T13"><text:s text:c="3"/></text:span>while (std::getline(in, line))</text:p>
      <text:p text:style-name="Code"><text:span text:style-name="T13"><text:s text:c="7"/></text:span>text.push_back(line);</text:p>
      <text:p text:style-name="Code">}</text:p>
      <text:p text:style-name="Code"/>
      <text:p text:style-name="Code">int main(int argc, char* argv[])</text:p>
      <text:p text:style-name="Code">{</text:p>
      <text:p text:style-name="Code"><text:span text:style-name="T13"><text:s text:c="3"/></text:span>// Part 1. Read the entire input into text. If the command line names a file,</text:p>
      <text:p text:style-name="Code"><text:span text:style-name="T13"><text:s text:c="3"/></text:span>// read that file. Otherwise, read the standard input.</text:p>
      <text:p text:style-name="Code"><text:span text:style-name="T13"><text:s text:c="3"/></text:span>std::vector&lt;std::string&gt; text; ///&lt; Store the lines of text here</text:p>
      <text:p text:style-name="Code"><text:span text:style-name="T13"><text:s text:c="3"/></text:span>if (argc &lt; 2)</text:p>
      <text:p text:style-name="Code"><text:span text:style-name="T13"><text:s text:c="5"/></text:span>read(std::cin, text);</text:p>
      <text:p text:style-name="Code"><text:span text:style-name="T13"><text:s text:c="3"/></text:span>else</text:p>
      <text:p text:style-name="Code"><text:span text:style-name="T13"><text:s text:c="3"/></text:span>{</text:p>
      <text:p text:style-name="Code"><text:span text:style-name="T13"><text:s text:c="6"/></text:span>std::ifstream in(argv[1]);</text:p>
      <text:p text:style-name="Code"><text:span text:style-name="T13"><text:s text:c="6"/></text:span>if (not in<text:span text:style-name="Comment_20_Reference"><text:span text:style-name="T9"><office:annotation><dc:creator>Stefan Turalski</dc:creator><dc:date>2013-08-04T18:08:00</dc:date><text:p text:style-name="P12"><text:span text:style-name="T20">VS2013 Preview still complain about ‘not in’ syntax</text:span></text:p></office:annotation></text:span></text:span><text:change-start text:change-id="ct247320528"/><text:span text:style-name="Comment_20_Reference"><text:span text:style-name="T9"><office:annotation><dc:creator>Ray Lischner</dc:creator><dc:date>2013-08-18T21:39:55</dc:date><text:list text:continue-numbering="true" text:style-name=""><text:list-item><text:p text:style-name="P13"><text:span text:style-name="T21">Reply to Stefan Turalski (08/04/2013, 18:08): "..."</text:span></text:p></text:list-item><text:list-item><text:p><text:span text:style-name="T22"/></text:p></text:list-item><text:list-item><text:p><text:span text:style-name="T22">That’s unfortunate, considering that it is legal in C++ 03 and an extremely common idiom.</text:span></text:p></text:list-item></text:list></office:annotation></text:span></text:span><text:change-end text:change-id="ct247320528"/>)</text:p>
      <text:p text:style-name="Code"><text:span text:style-name="T13"><text:s text:c="6"/></text:span>{</text:p>
      <text:p text:style-name="Code"><text:span text:style-name="T13"><text:s text:c="9"/></text:span>std::perror(argv[1]);</text:p>
      <text:p text:style-name="Code"><text:span text:style-name="T13"><text:s text:c="9"/></text:span>return EXIT_FAILURE;</text:p>
      <text:p text:style-name="Code"><text:span text:style-name="T13"><text:s text:c="6"/></text:span>}</text:p>
      <text:p text:style-name="Code"><text:span text:style-name="T13"><text:s text:c="6"/></text:span>read(in, text);</text:p>
      <text:p text:style-name="Code"><text:span text:style-name="T13"><text:s text:c="3"/></text:span>}</text:p>
      <text:p text:style-name="Code"/>
      <text:p text:style-name="Code"><text:span text:style-name="T13"><text:s text:c="3"/></text:span>// Part 2. Sort the text.</text:p>
      <text:p text:style-name="Code"><text:span text:style-name="T13"><text:s text:c="3"/></text:span>std::sort(text.begin(), text.end());</text:p>
      <text:p text:style-name="P5"><text:s/></text:p>
      <text:p text:style-name="Code"><text:span text:style-name="T13"><text:s text:c="3"/></text:span>// Part 3. Print the sorted text.</text:p>
      <text:p text:style-name="Code"><text:span text:style-name="T13"><text:s text:c="3"/></text:span>std::copy(text.begin(), text.end(),</text:p>
      <text:p text:style-name="Code"><text:span text:style-name="T13"><text:s text:c="13"/></text:span>std::ostream_iterator&lt;std::string&gt;(std::cout, "\n"));</text:p>
      <text:p text:style-name="Code">}</text:p>
      <text:p text:style-name="Text_20_body"><text:soft-page-break/>No doubt, some of this code is gibberish to you. That’s okay. The point of this exercise is not to understand C++, but to make sure you can use your tools properly. The comments describe the program, which is a simple sort utility. I could have started with a trivial, “Hello, world” type of program, but that touches only a tiny fraction of the language and library. This program, being slightly more complex, does a better job at revealing possible installation or other problems with your tools.</text:p>
      <text:p text:style-name="Text_20_body">Now go back and double-check your source code. Make sure you entered everything correctly.</text:p>
      <text:p text:style-name="P9">Did you actually double-check the program? ________________</text:p>
      <text:p text:style-name="P9">Did you find any typos that needed correcting? ________________</text:p>
      <text:p text:style-name="Text_20_body">To err is human, and there is no shame in typographical errors. We all make them. Go back and recheck your program.</text:p>
      <text:p text:style-name="Text_20_body">Now compile your program. If you are using an IDE, find the Compile or Build button or menu item. If you are using command-line tools, be sure to link the program, too. For historical (or hysterical) reasons, UNIX tools such as g++ typically produce an executable program named <text:span text:style-name="Code_20_Inline">a.out</text:span>. You should rename it to something more useful, or use the <text:span text:style-name="Code_20_Inline">-o</text:span> option to name an output file. Table 1-2 shows sample command lines to use for Visual C++, g++, and clang.</text:p>
      <text:p text:style-name="Table_20_Caption"><text:span text:style-name="T10">Table 1-2.</text:span> Sample Command Lines to Compiler <text:span text:style-name="Code_20_Inline"><text:span text:style-name="T14">list0101.cpp</text:span></text:span></text:p>
      <table:table table:name="Table2" table:style-name="Table2">
        <table:table-column table:style-name="Table2.A"/>
        <table:table-column table:style-name="Table2.B"/>
        <table:table-row table:style-name="Table2.1">
          <table:table-cell table:style-name="Table2.A1" office:value-type="string">
            <text:p text:style-name="P6">Compiler</text:p>
          </table:table-cell>
          <table:table-cell table:style-name="Table2.B1" office:value-type="string">
            <text:p text:style-name="P6">Command Line</text:p>
          </table:table-cell>
        </table:table-row>
        <table:table-row table:style-name="Table2.1">
          <table:table-cell table:style-name="Table2.A2" office:value-type="string">
            <text:p text:style-name="Table_20_Text">Visual C++</text:p>
          </table:table-cell>
          <table:table-cell table:style-name="Table2.B2" office:value-type="string">
            <text:p text:style-name="Table_20_Text"><text:span text:style-name="Code_20_Inline">cl /EHsc /Za list0101.cpp</text:span></text:p>
          </table:table-cell>
        </table:table-row>
        <table:table-row table:style-name="Table2.1">
          <table:table-cell table:style-name="Table2.A2" office:value-type="string">
            <text:p text:style-name="Table_20_Text">g++</text:p>
          </table:table-cell>
          <table:table-cell table:style-name="Table2.B2" office:value-type="string">
            <text:p text:style-name="Table_20_Text"><text:span text:style-name="Code_20_Inline">g++ -o list0101 -pedantic -std=c++11 list0101.cpp</text:span></text:p>
          </table:table-cell>
        </table:table-row>
        <table:table-row table:style-name="Table2.1">
          <table:table-cell table:style-name="Table2.A4" office:value-type="string">
            <text:p text:style-name="P8"><text:span text:style-name="Code_20_Inline"><text:span text:style-name="T15">clang</text:span></text:span></text:p>
          </table:table-cell>
          <table:table-cell table:style-name="Table2.B4" office:value-type="string">
            <text:p text:style-name="P8"><text:span text:style-name="Code_20_Inline">clang</text:span><text:change-start text:change-id="ct243093488"/><text:span text:style-name="Code_20_Inline"><text:span text:style-name="T19">++</text:span></text:span><text:change-end text:change-id="ct243093488"/><text:span text:style-name="Code_20_Inline"> </text:span><text:span text:style-name="Comment_20_Reference"><text:span text:style-name="T8"><office:annotation><dc:creator>Stefan Turalski</dc:creator><dc:date>2013-08-03T12:53:00</dc:date><text:p text:style-name="P12"><text:span text:style-name="T20">As clang by default might go into c complier, I would rather go gor clang++</text:span></text:p></office:annotation></text:span></text:span><text:span text:style-name="Code_20_Inline">-o list0101 -pedantic -std=c++11 list0101.cpp</text:span></text:p>
          </table:table-cell>
        </table:table-row>
      </table:table>
      <text:p text:style-name="Text_20_body">If you get any errors from the compiler, it means you made a mistake entering the source code; the compiler, linker, or C++ library has not been installed correctly; or the compiler, linker, or library does not conform to the C++ standard and so are unsuitable for use with this book. Triple-check you entered the text correctly. If you are confident that the error lies with the tools and not with you, check the date of publication. If the tools predate 2011, discard them immediately. They predate the standard and therefore, by definition, they cannot conform to the standard. Compiler vendors have worked hard at ensuring their tools conform to the latest standard, but it takes time. Only in 2013 have we seen compilers that truly implement enough of the C++ 11 standard to be useful.</text:p>
      <text:p text:style-name="Text_20_body">If all else fails, try a different set of tools. Download the current release of GCC or Visual Studio Express. You may need to use these tools for this book, even if you must revert to some crusty, rusty, old tools for your job.</text:p>
      <text:p text:style-name="Text_20_body">Successful compilation is one thing, but successful execution is another. How you invoke the program depends on the operating system. In a GUI environment, you will need a console or terminal window where you can type a command line. You may need to type the complete path to the executable file, or just the program name—again, this depends on your operating system. When you run the program, it reads <text:soft-page-break/>text from the standard input stream, which means whatever you type, the program reads. You then need to notify the program you are done by pressing the magic keystrokes that signal end-of-file. On most UNIX-like operating systems, press Control+D. On Windows, press Control+Z.</text:p>
      <text:p text:style-name="Text_20_body">Running a console application from an IDE is sometimes tricky. If you aren’t careful, the IDE might close the program’s window before you have a chance to see any of its output. You need to ensure that the window remains visible. Some IDEs (such as Visual Studio and KDevelop) do this for you automatically, asking you to press a final Enter key before it closes the window.</text:p>
      <text:p text:style-name="Text_20_body">If the IDE doesn’t keep the window open automatically, and you can’t find any option or setting to keep the window open, you can force the issue by setting a breakpoint on the program’s closing curly brace or the nearest statement where the debugger will let you set a breakpoint.</text:p>
      <text:p text:style-name="Text_20_body">Knowing how to run the program is one thing; another is to know what numbers to type so you can test the program effectively. <text:span text:style-name="T16">How would you test </text:span><text:span text:style-name="Code_20_Inline"><text:span text:style-name="T18">list0101</text:span></text:span><text:span text:style-name="T16"> to ensure it is running correctly?</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Okay, do it. <text:span text:style-name="T16">Does the program run correctly? </text:span><text:span text:style-name="T17">________________</text:span></text:p>
      <text:p text:style-name="Text_20_body">There, that was easy, wasn’t it? You should try several different sequences. Run the program with no input at all. Try it with one line of text. Try it with two that are already in order and two lines that are in reverse order. Try a lot of text, in order. Try a lot of text in random order. Try text <text:s/>in reverse order.</text:p>
      <text:p text:style-name="Text_20_body">Before you finish this Exploration, I have one more exercise. This time, the source file is more complicated. It was written by a professional stunt programmer. Do not attempt to read this program, even with adult supervision. Don’t try to make any sense of the program. Above all, don’t emulate the programming style used in this program. This exercise is not for you, but for your tools. Its purpose is to see whether your compiler can correctly compile this program and that your library implementation has the necessary parts of the standard library. It’s not a severe torture test for a compiler, but it does touch on a few advanced C++ features.</text:p>
      <text:p text:style-name="Text_20_body">So don’t even bother trying to read the code. Just download the file <text:span text:style-name="Code_20_Inline">list0102.cpp</text:span> from the book’s web site and try to compile and link it with your tools. (I include the full text of the program only for readers who lack convenient Internet access.) If your compiler cannot compile and run Listing 1-2 correctly, you need to replace it (your compiler, not the program). You may be able to squeak by in the early lessons, but by the end of the book, you will be writing some fairly complicated programs, and you need a compiler that is up to the task. (By the way, Listing 1-2 pretty much does the same thing as Listing 1-1.)</text:p>
      <text:p text:style-name="Code_20_Caption"><text:soft-page-break/><text:span text:style-name="T11">Listing 1-2.</text:span><text:span text:style-name="T10"> </text:span>Testing Your Compiler</text:p>
      <text:p text:style-name="Code">/// Sort the standard input alphabetically.</text:p>
      <text:p text:style-name="Code">/// Read lines of text, sort them, and print the results to the standard output.</text:p>
      <text:p text:style-name="Code">/// If the command line names a file, read from that file. Otherwise, read from</text:p>
      <text:p text:style-name="Code">/// the standard input. The entire input is stored in memory, so don’t try</text:p>
      <text:p text:style-name="Code">/// this with input files that exceed available RAM.</text:p>
      <text:p text:style-name="Code">///</text:p>
      <text:p text:style-name="Code">/// Comparison uses a locale named on the command line, or the default, unnamed</text:p>
      <text:p text:style-name="Code">/// locale if no locale is named on the command line.</text:p>
      <text:p text:style-name="Code"/>
      <text:p text:style-name="Code">#include &lt;algorithm&gt;</text:p>
      <text:p text:style-name="Code">#include &lt;cstdlib&gt;</text:p>
      <text:p text:style-name="Code">#include &lt;fstream&gt;</text:p>
      <text:p text:style-name="Code">#include &lt;iostream&gt;</text:p>
      <text:p text:style-name="Code">#include &lt;locale&gt;</text:p>
      <text:p text:style-name="Code">#include &lt;string&gt;</text:p>
      <text:p text:style-name="Code">#include &lt;vector&gt;</text:p>
      <text:p text:style-name="Code"/>
      <text:p text:style-name="Code">template&lt;class C&gt;</text:p>
      <text:p text:style-name="Code">struct text : std::basic_string&lt;C&gt;</text:p>
      <text:p text:style-name="Code">{</text:p>
      <text:p text:style-name="Code"><text:span text:style-name="T13"><text:s text:c="2"/></text:span>text() {}</text:p>
      <text:p text:style-name="Code"><text:span text:style-name="T13"><text:s text:c="2"/></text:span>text(text&amp;&amp;) = default;<text:span text:style-name="Comment_20_Reference"><text:span text:style-name="T9"><office:annotation><dc:creator>Stefan Turalski</dc:creator><dc:date>2013-08-03T12:58:00</dc:date><text:p text:style-name="P12"><text:span text:style-name="T20">As far as I know VS2012 doesn’t support explicitly-defaulted functions, so with this code sample will exclude Windows based readers accustomed to Visual C++.</text:span></text:p><text:p text:style-name="P12"><text:span text:style-name="T20">It’s promissed in VS2013 thought (RTM, still won’t work in latest Preview)</text:span></text:p><text:p text:style-name="P12"><text:span text:style-name="T24"><text:a xlink:href="http://blogs.msdn.com/b/vcblog/archive/2013/06/28/c-11-14-stl-features-fixes-and-breaking-changes-in-vs-2013.aspx" xlink:type="simple">http://blogs.msdn.com/b/vcblog/archive/2013/06/28/c-11-14-stl-features-fixes-and-breaking-changes-in-vs-2013.aspx</text:a></text:span></text:p></office:annotation></text:span></text:span><text:change-start text:change-id="ct243218272"/><text:span text:style-name="Comment_20_Reference"><text:span text:style-name="T9"><office:annotation><dc:creator>Ray Lischner</dc:creator><dc:date>2013-08-16T23:14:05</dc:date><text:list text:continue-numbering="true" text:style-name=""><text:list-item><text:p><text:span text:style-name="T23">Reply to Stefan Turalski (08/03/2013, 12:58): </text:span></text:p></text:list-item><text:list-item><text:p><text:span text:style-name="T23"/></text:p></text:list-item><text:list-item><text:p><text:span text:style-name="T23">The book is about C++ 11. If a compiler lacks certain features, I will note it on the web site. If it turns out to be a major fail from the compiler vendor, it might merit a side bar, if they cut a final release in time.</text:span></text:p></text:list-item></text:list></office:annotation></text:span></text:span><text:change-end text:change-id="ct243218272"/></text:p>
      <text:p text:style-name="Code"><text:span text:style-name="T13"><text:s text:c="2"/></text:span>text(text const&amp;) = default;</text:p>
      <text:p text:style-name="Code"><text:span text:style-name="T13"><text:s text:c="2"/></text:span>text&amp; operator=(text const&amp;) = default;</text:p>
      <text:p text:style-name="Code"><text:span text:style-name="T13"><text:s text:c="2"/></text:span>text&amp; operator=(text&amp;&amp;) = default;</text:p>
      <text:p text:style-name="Code">};</text:p>
      <text:p text:style-name="Code"/>
      <text:p text:style-name="Code">/// Read lines of text from @p in to @p iter. Lines are appended to @p iter.</text:p>
      <text:p text:style-name="Code">/// @param in the input stream</text:p>
      <text:p text:style-name="Code">/// @param iter an output iterator</text:p>
      <text:p text:style-name="Code">template&lt;class Ch&gt;</text:p>
      <text:p text:style-name="Code">auto read(std::basic_istream&lt;Ch&gt;&amp; in) -&gt; std::vector&lt;text&lt;Ch&gt;&gt;</text:p>
      <text:p text:style-name="Code">{</text:p>
      <text:p text:style-name="Code"><text:span text:style-name="T13"><text:s text:c="4"/></text:span>std::vector&lt;text&lt;Ch&gt;&gt; result;</text:p>
      <text:p text:style-name="Code"><text:span text:style-name="T13"><text:s text:c="4"/></text:span>text&lt;Ch&gt; line;</text:p>
      <text:p text:style-name="P5"><text:s text:c="4"/></text:p>
      <text:p text:style-name="Code"><text:span text:style-name="T13"><text:s text:c="4"/></text:span>while (std::getline(in, line))</text:p>
      <text:p text:style-name="Code"><text:span text:style-name="T13"><text:s text:c="8"/></text:span>result.push_back(line);</text:p>
      <text:p text:style-name="Code"/>
      <text:p text:style-name="Code"><text:span text:style-name="T13"><text:s text:c="4"/></text:span>return result;</text:p>
      <text:p text:style-name="Code">}</text:p>
      <text:p text:style-name="Code"/>
      <text:p text:style-name="Code">/// Main program.</text:p>
      <text:p text:style-name="Code">int main(int argc, char* argv[])</text:p>
      <text:p text:style-name="Code">try</text:p>
      <text:p text:style-name="Code">{</text:p>
      <text:p text:style-name="Code"><text:span text:style-name="T13"><text:s text:c="4"/></text:span>// Throw an exception if an unrecoverable input error occurs, e.g.,</text:p>
      <text:p text:style-name="Code"><text:span text:style-name="T13"><text:s text:c="4"/></text:span>// disk failure.</text:p>
      <text:p text:style-name="Code"><text:span text:style-name="T13"><text:s text:c="4"/></text:span>std::cin.exceptions(std::ios_base::badbit);</text:p>
      <text:p text:style-name="Code"/>
      <text:p text:style-name="Code"><text:span text:style-name="T13"><text:s text:c="4"/></text:span>// Part 1. Read the entire input into text. If the command line names a file,</text:p>
      <text:p text:style-name="Code"><text:span text:style-name="T13"><text:s text:c="4"/></text:span>// read that file. Otherwise, read the standard input.</text:p>
      <text:p text:style-name="Code"><text:span text:style-name="T13"><text:s text:c="4"/></text:span>std::vector&lt;text&lt;char&gt;&gt; text; ///&lt; Store the lines of text here</text:p>
      <text:p text:style-name="Code"><text:span text:style-name="T13"><text:s text:c="4"/></text:span>if (argc &lt; 2)</text:p>
      <text:p text:style-name="Code"><text:span text:style-name="T13"><text:s text:c="8"/></text:span>text = read(std::cin);</text:p>
      <text:p text:style-name="Code"><text:soft-page-break/><text:span text:style-name="T13"><text:s text:c="4"/></text:span>else</text:p>
      <text:p text:style-name="Code"><text:span text:style-name="T13"><text:s text:c="4"/></text:span>{</text:p>
      <text:p text:style-name="Code"><text:span text:style-name="T13"><text:s text:c="8"/></text:span>std::ifstream in(argv[1]);</text:p>
      <text:p text:style-name="Code"><text:span text:style-name="T13"><text:s text:c="8"/></text:span>if (not in)</text:p>
      <text:p text:style-name="Code"><text:span text:style-name="T13"><text:s text:c="8"/></text:span>{</text:p>
      <text:p text:style-name="Code"><text:span text:style-name="T13"><text:s text:c="12"/></text:span>std::perror(argv[1]);</text:p>
      <text:p text:style-name="Code"><text:span text:style-name="T13"><text:s text:c="12"/></text:span>return EXIT_FAILURE;</text:p>
      <text:p text:style-name="Code"><text:span text:style-name="T13"><text:s text:c="8"/></text:span>}</text:p>
      <text:p text:style-name="Code"><text:span text:style-name="T13"><text:s text:c="8"/></text:span>text = read(in);</text:p>
      <text:p text:style-name="Code"><text:span text:style-name="T13"><text:s text:c="4"/></text:span>}</text:p>
      <text:p text:style-name="Code"/>
      <text:p text:style-name="Code"><text:span text:style-name="T13"><text:s text:c="4"/></text:span>// Part 2. Sort the text. The second command line argument, if present,</text:p>
      <text:p text:style-name="Code"><text:span text:style-name="T13"><text:s text:c="4"/></text:span>// names a locale, to control the sort order. Without a command line</text:p>
      <text:p text:style-name="Code"><text:span text:style-name="T13"><text:s text:c="4"/></text:span>// argument, use the default locale (which is obtained from the OS).</text:p>
      <text:p text:style-name="Code"><text:span text:style-name="T13"><text:s text:c="4"/></text:span>std::locale const&amp; loc{ std::locale(argc &gt;= 3 ? argv[2] : "") };</text:p>
      <text:p text:style-name="Code"><text:span text:style-name="T13"><text:s text:c="4"/></text:span>std::collate&lt;char&gt; const&amp; collate( std::use_facet&lt;std::collate&lt;char&gt;&gt;(loc) );</text:p>
      <text:p text:style-name="Code"><text:span text:style-name="T13"><text:s text:c="4"/></text:span>std::sort(text.begin(), text.end(),</text:p>
      <text:p text:style-name="Code"><text:span text:style-name="T13"><text:s text:c="8"/></text:span>[&amp;collate](std::string const&amp; a, std::string const&amp; b)</text:p>
      <text:p text:style-name="Code"><text:span text:style-name="T13"><text:s text:c="8"/></text:span>{</text:p>
      <text:p text:style-name="Code"><text:span text:style-name="T13"><text:s text:c="12"/></text:span>return collate.compare(a.data(), a.data()+a.size(),</text:p>
      <text:p text:style-name="Code"><text:span text:style-name="T13"><text:s text:c="35"/></text:span>b.data(), b.data()+b.size()) &lt; 0;</text:p>
      <text:p text:style-name="Code"><text:span text:style-name="T13"><text:s text:c="8"/></text:span>}</text:p>
      <text:p text:style-name="Code"><text:span text:style-name="T13"><text:s text:c="4"/></text:span>);</text:p>
      <text:p text:style-name="P5"><text:s/></text:p>
      <text:p text:style-name="Code"><text:span text:style-name="T13"><text:s text:c="4"/></text:span>// Part 3. Print the sorted text.</text:p>
      <text:p text:style-name="Code"><text:span text:style-name="T13"><text:s text:c="3"/></text:span>for (auto const&amp; line : <text:s/>text)</text:p>
      <text:p text:style-name="Code"><text:span text:style-name="T13"><text:s text:c="6"/></text:span>std::cout &lt;&lt; line &lt;&lt; '\n';</text:p>
      <text:p text:style-name="Code">}</text:p>
      <text:p text:style-name="Code">catch (std::exception&amp; ex)</text:p>
      <text:p text:style-name="Code">{</text:p>
      <text:p text:style-name="Code"><text:span text:style-name="T13"><text:s text:c="4"/></text:span>std::cerr &lt;&lt; "Caught exception: " &lt;&lt; ex.what() &lt;&lt; '\n';</text:p>
      <text:p text:style-name="Code"><text:span text:style-name="T13"><text:s text:c="4"/></text:span>std::cerr &lt;&lt; "Terminating program.\n";</text:p>
      <text:p text:style-name="Code"><text:span text:style-name="T13"><text:s text:c="4"/></text:span>std::exit(EXIT_FAILURE);</text:p>
      <text:p text:style-name="Code">}</text:p>
      <text:p text:style-name="Code">catch (...)</text:p>
      <text:p text:style-name="Code">{</text:p>
      <text:p text:style-name="Code"><text:span text:style-name="T13"><text:s text:c="4"/></text:span>std::cerr &lt;&lt; "Caught unknown exception type.\nTerminating program.\n";</text:p>
      <text:p text:style-name="Code"><text:span text:style-name="T13"><text:s text:c="4"/></text:span>std::exit(EXIT_FAILURE);</text:p>
      <text:p text:style-name="Code">}</text:p>
      <text:p text:style-name="Text_20_body">I caught you peeking. In spite of my warning, you tried to read the source code, didn’t you? Just remember that I deliberately wrote this program in a complicated fashion to test your tools. By the time you finish this book, you will be able to read and understand this program. Even more important, you will be able to write it more simply and more cleanly. Before you can run, however, you must learn to walk. Once you are comfortable working with your tools, it’s time to start learning C++. The next Exploration begins your journey with a reading les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Times" svg:font-family="Times" style:font-family-generic="roman"/>
    <style:font-face style:name="Arial1" svg:font-family="Arial"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heSansMonoCondensed-SemiLightI" svg:font-family="TheSansMonoCondensed-SemiLightI, 'ＭＳ 明朝'" style:font-pitch="variable"/>
    <style:font-face style:name="Times1"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Arial4" svg:font-family="Arial"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ambri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ambria" style:font-family-generic="swiss" style:font-pitch="variable"/>
    <style:font-face style:name="HelveticaNeue MediumExt" svg:font-family="'HelveticaNeue MediumExt'"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US"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name="Tim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1" fo:font-size="10pt" fo:language="none" fo:country="none" style:font-size-asian="10pt" style:font-name-complex="Times1"/>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Revision" style:family="paragraph">
      <style:paragraph-properties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1" style:font-name-complex="Times1"/>
    </style:style>
    <style:style style:name="Balloon_20_Text_20_Char" style:display-name="Balloon Text Char" style:family="text">
      <style:text-properties style:font-name="Lucida Grande" fo:font-size="9pt" style:font-size-asian="9pt" style:font-name-complex="Lucida Grande" style:font-size-complex="9pt"/>
    </style:style>
    <style:style style:name="Comment_20_Subject_20_Char" style:display-name="Comment Subject Char" style:family="text">
      <style:text-properties style:font-name="Times1" fo:font-weight="bold" style:font-weight-asian="bold" style:font-name-complex="Times1" style:font-weight-complex="bold"/>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officeooo:rsid="0012592b" style:font-size-asian="8pt" style:font-name-complex="HelveticaNeue Condensed" style:font-size-complex="8pt"/>
    </style:style>
    <style:style style:name="MT2" style:family="text">
      <style:text-properties style:font-name="HelveticaNeue Condensed" fo:font-size="8pt" style:font-size-asian="8pt" style:font-name-complex="HelveticaNeue Condensed" style:font-size-complex="8pt"/>
    </style:style>
    <style:style style:name="MT3" style:family="text">
      <style:text-properties fo:color="#bfbfbf" style:font-name="ZapfDingbats" fo:font-size="8pt" style:font-size-asian="8pt" style:font-name-complex="ZapfDingbats" style:font-size-complex="8pt"/>
    </style:style>
    <style:style style:name="MT4" style:family="text">
      <style:text-properties fo:color="#bfbfbf" style:font-name="HelveticaNeue Condensed" fo:font-size="8pt" style:font-size-asian="8pt" style:font-name-complex="HelveticaNeue Condensed" style:font-size-complex="8pt"/>
    </style:style>
    <style:style style:name="MT5" style:family="text">
      <style:text-properties fo:color="#bfbfbf" style:font-name="HelveticaNeue Condensed" fo:font-size="8pt" officeooo:rsid="0012592b" style:font-size-asian="8pt" style:font-name-complex="HelveticaNeue Condensed" style:font-size-complex="8pt"/>
    </style:style>
    <style:style style:name="MT6" style:family="text">
      <style:text-properties officeooo:rsid="0012592b"/>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tracked-changes>
          <text:changed-region xml:id="ct241201280" text:id="ct241201280">
            <text:insertion>
              <office:change-info>
                <dc:creator>Ray Lischner</dc:creator>
                <dc:date>2013-08-16T23:32:00</dc:date>
              </office:change-info>
            </text:insertion>
          </text:changed-region>
          <text:changed-region xml:id="ct241201648" text:id="ct241201648">
            <text:deletion>
              <office:change-info>
                <dc:creator>Ray Lischner</dc:creator>
                <dc:date>2013-08-16T23:32:00</dc:date>
              </office:change-info>
              <text:p text:style-name="MP1"><text:span text:style-name="MT1">CHAPTER</text:span></text:p>
            </text:deletion>
          </text:changed-region>
        </text:tracked-changes>
        <text:p text:style-name="MP1"><text:change-start text:change-id="ct241201280"/><text:span text:style-name="MT1">EXPLORATION</text:span><text:change-end text:change-id="ct241201280"/><text:change text:change-id="ct241201648"/><text:span text:style-name="MT2"> 1 </text:span><text:span text:style-name="MT3"></text:span><text:span text:style-name="MT4"> Honing Your Tools</text:span></text:p>
      </style:header>
      <style:header-left style:display="false">
        <text:tracked-changes>
          <text:changed-region xml:id="ct245445280" text:id="ct245445280">
            <text:insertion>
              <office:change-info>
                <dc:creator>Ray Lischner</dc:creator>
                <dc:date>2013-08-16T23:32:00</dc:date>
              </office:change-info>
            </text:insertion>
          </text:changed-region>
          <text:changed-region xml:id="ct245445472" text:id="ct245445472">
            <text:deletion>
              <office:change-info>
                <dc:creator>Ray Lischner</dc:creator>
                <dc:date>2013-08-16T23:32:00</dc:date>
              </office:change-info>
              <text:p text:style-name="Header"><text:span text:style-name="MT5">CHAPTER</text:span></text:p>
            </text:deletion>
          </text:changed-region>
        </text:tracked-changes>
        <text:p text:style-name="Header"><text:change-start text:change-id="ct245445280"/><text:span text:style-name="MT5">EXPLORATIO</text:span><text:span text:style-name="MT5">N</text:span><text:change-end text:change-id="ct245445280"/><text:change text:change-id="ct245445472"/><text:span text:style-name="MT4"> 1 </text:span><text:span text:style-name="MT3"></text:span><text:span text:style-name="MT4"> Honing Your Tools</text:span></text:p>
      </style:header-left>
      <style:footer>
        <text:p text:style-name="MP2"><text:page-number text:select-page="current">7</text:page-number></text:p>
      </style:footer>
      <style:footer-left style:display="false">
        <text:p text:style-name="Footer"><text:page-number text:select-page="current">8</text:page-number></text:p>
      </style:footer-left>
    </style:master-page>
    <style:master-page style:name="First_20_Page" style:display-name="First Page" style:page-layout-name="Mpm2" style:next-style-name="Standard">
      <style:header>
        <text:tracked-changes>
          <text:changed-region xml:id="ct242109856" text:id="ct242109856">
            <text:insertion>
              <office:change-info>
                <dc:creator>Ray Lischner</dc:creator>
                <dc:date>2013-08-16T23:32:00</dc:date>
              </office:change-info>
            </text:insertion>
          </text:changed-region>
          <text:changed-region xml:id="ct242621328" text:id="ct242621328">
            <text:deletion>
              <office:change-info>
                <dc:creator>Ray Lischner</dc:creator>
                <dc:date>2013-08-16T23:32:00</dc:date>
              </office:change-info>
              <text:p text:style-name="Chapter_20_Number"><text:span text:style-name="MT6">C H A P T E R</text:span></text:p>
            </text:deletion>
          </text:changed-region>
        </text:tracked-changes>
        <text:p text:style-name="Chapter_20_Number"><draw:custom-shape text:anchor-type="char" draw:z-index="0" draw:style-name="Mgr1" draw:text-style-name="MP3" svg:width="8.2835in" svg:height="4.185in" svg:x="-2.1075in" svg:y="-1.842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start text:change-id="ct242109856"/><text:span text:style-name="MT6">E X P L O R A T I O N</text:span><text:change-end text:change-id="ct242109856"/><text:change text:change-id="ct242621328"/> <text:s/>1</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7-24T08:03:00</meta:creation-date>
    <dc:creator>Ray Lischner</dc:creator>
    <dc:date>2013-08-18T21:40:59</dc:date>
    <meta:print-date>2009-03-19T10:05:00</meta:print-date>
    <meta:editing-cycles>14</meta:editing-cycles>
    <meta:editing-duration>PT32M</meta:editing-duration>
    <meta:generator>LibreOffice/4.0-5$Linux_X86_64 LibreOffice_project/400m0$Build-305</meta:generator>
    <meta:document-statistic meta:table-count="2" meta:image-count="0" meta:object-count="0" meta:page-count="8" meta:paragraph-count="209" meta:word-count="2949" meta:character-count="18355" meta:non-whitespace-character-count="15192"/>
    <meta:user-defined meta:name="Chapter Number">01</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